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subtitle">
      <style:graphic-properties draw:fill-color="#ffffff" fo:min-height="5.82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text-properties fo:color="#000000" fo:font-weight="bold"/>
    </style:style>
    <style:style style:name="P4" style:family="paragraph">
      <style:text-properties fo:color="#000000" fo:font-size="54pt" fo:font-weight="bold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/>
    </style:style>
    <style:style style:name="T4" style:family="text">
      <style:text-properties fo:color="#0066cc"/>
    </style:style>
    <style:style style:name="T5" style:family="text">
      <style:text-properties fo:color="#0000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.801cm" svg:y="2.6cm" presentation:class="title" presentation:user-transformed="true">
          <draw:text-box>
            <text:p><text:span text:style-name="T1">Git Checkout</text:span></text:p>
          </draw:text-box>
        </draw:frame>
        <draw:frame presentation:style-name="pr2" draw:text-style-name="P1" draw:layer="layout" svg:width="25.199cm" svg:height="5.826cm" svg:x="7.601cm" svg:y="10.974cm" presentation:class="subtitle" presentation:user-transformed="true">
          <draw:text-box>
            <text:p><text:span text:style-name="T2">Submitted by:- Manmeet,Rupali,</text:span></text:p>
            <text:p><text:span text:style-name="T2">Balraj,Moh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it Checkout Comma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out command let’s us to switch between the branches created in git branch.</text:p>
              </text:list-item>
              <text:list-item>
                <text:p>Checking out that branch,working directory,seeing the updates in the files, what’s new is added in that file.</text:p>
              </text:list-item>
              <text:list-item>
                <text:p>Through checkout command we can create and switch between new and available branch with the help of :</text:p>
                <text:p><text:s text:c="8"/><text:span text:style-name="T3">$</text:span> <text:span text:style-name="T3">git checkout -b &lt;new-branch-name&gt;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it Checkout Comma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view list of branches available in the git branch syntax:</text:p>
                <text:p><text:s text:c="23"/><text:span text:style-name="T3">$ git branch</text:span></text:p>
              </text:list-item>
              <text:list-item>
                <text:p text:style-name="P2"><text:span text:style-name="T4">To switch between branches we use following </text:span><text:span text:style-name="T4">command:</text:span></text:p>
                <text:p text:style-name="P2"><text:span text:style-name="T4"><text:s text:c="23"/></text:span><text:span text:style-name="T3">$ git checkout &lt;branch-name&gt;</text:span></text:p>
                <text:p text:style-name="P2"><text:span text:style-name="T4"/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3T19">
        <draw:frame presentation:style-name="pr7" draw:text-style-name="P4" draw:layer="layout" svg:width="25.199cm" svg:height="2.126cm" svg:x="1.401cm" svg:y="8.623cm" presentation:class="title" presentation:user-transformed="true">
          <draw:text-box>
            <text:p text:style-name="P3"><text:span text:style-name="T5">Thank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4:10.634940933</meta:creation-date>
    <meta:editing-duration>PT1M12S</meta:editing-duration>
    <meta:editing-cycles>2</meta:editing-cycles>
    <meta:generator>LibreOffice/6.4.7.2$Linux_X86_64 LibreOffice_project/40$Build-2</meta:generator>
    <dc:title>Blue Curve</dc:title>
    <dc:date>2021-12-14T07:46:47.617369413</dc:date>
    <meta:document-statistic meta:object-count="50"/>
  </office:meta>
</office:document-meta>
</file>